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70.52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9.2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c0c0c0"/>
      <style:paragraph-properties fo:text-align="start" fo:margin-left="0mm"/>
      <style:text-properties fo:color="#000000" style:text-outline="false" style:text-line-through-style="none" style:text-line-through-type="none" style:text-position="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6pt solid #c0c0c0"/>
      <style:paragraph-properties fo:text-align="start" fo:margin-left="0mm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c0c0c0"/>
      <style:paragraph-properties fo:text-align="start" fo:margin-left="0mm"/>
      <style:text-properties fo:color="#000000" style:text-outline="false" style:text-line-through-style="none" style:text-line-through-type="non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border="0.06pt solid #c0c0c0"/>
      <style:paragraph-properties fo:text-align="start" fo:margin-left="0mm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emüse</text:p>
          </table:table-cell>
          <table:table-cell table:style-name="ce4" table:number-columns-repeated="2"/>
          <table:table-cell/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Ananas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Mandeln i.d. Schal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Äpfel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Mango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Bananen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Maracuja/Passionsfruch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irnen alle Sorten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Orangen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lementinen POIS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n Saf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Grapefruit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Haselnüsse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Pecannüss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Kiwi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habarber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Limetten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Zitronen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Mandeln i.d. Schale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Ananas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Mango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Äpfel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Maracuja/Passionsfrucht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Bananen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Orangen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irnen alle Sorten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n Saft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lementinen POIS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Grapefruit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Pecannüsse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Haselnüss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habarber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Kiwi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Zitronen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Limetten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Ananas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Mandeln i.d. Schal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Äpfel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Mango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Bananen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Maracuja/Passionsfruch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irnen alle Sorten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Orangen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lementinen POIS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n Saf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Grapefruit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Haselnüsse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Haselnüsse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Pecannüss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Kiwi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habarber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Limetten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Zitronen</text:p>
          </table:table-cell>
          <table:table-cell table:style-name="ce5" office:value-type="string" calcext:value-type="string">
            <text:p>kg</text:p>
          </table:table-cell>
          <table:table-cell table:number-columns-repeated="4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Ananas</text:p>
          </table:table-cell>
          <table:table-cell table:style-name="ce5" office:value-type="string" calcext:value-type="string">
            <text:p>kg</text:p>
          </table:table-cell>
          <table:table-cell table:number-columns-repeated="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Äpfel</text:p>
          </table:table-cell>
          <table:table-cell table:style-name="ce5" office:value-type="string" calcext:value-type="string">
            <text:p>kg</text:p>
          </table:table-cell>
          <table:table-cell table:number-columns-repeated="4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Bananen </text:p>
          </table:table-cell>
          <table:table-cell table:style-name="ce5" office:value-type="string" calcext:value-type="string">
            <text:p>kg</text:p>
          </table:table-cell>
          <table:table-cell table:number-columns-repeated="4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Haselnüsse</text:p>
          </table:table-cell>
          <table:table-cell table:style-name="ce5"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Kiwi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6" office:value-type="string" calcext:value-type="string">
            <text:p>Obst</text:p>
          </table:table-cell>
          <table:table-cell table:number-columns-repeated="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Limetten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Kiwi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Mandeln i.d. Schal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Limetten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Mango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Mandeln i.d. Schale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Maracuja/Passionsfruch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Mango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Orangen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Maracuja/Passionsfrucht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n Saf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Orangen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n Saft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Pecannüss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Maracuja/Passionsfruch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Mango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Orangen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Maracuja/Passionsfrucht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n Saft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Orangen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n Saft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Pecannüsse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Papaya 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habarber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Pecannüsse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Zitronen</text:p>
          </table:table-cell>
          <table:table-cell table:style-name="ce5" office:value-type="string" calcext:value-type="string">
            <text:p>kg</text:p>
          </table:table-cell>
          <table:table-cell/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habarber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2">
          <table:table-cell table:number-columns-repeated="4"/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Zitronen</text:p>
          </table:table-cell>
          <table:table-cell table:style-name="ce5" office:value-type="string" calcext:value-type="string">
            <text:p>kg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5:49:07.565959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Rennebarth</meta:initial-creator>
    <meta:creation-date>2017-04-28T19:15:46.868076980</meta:creation-date>
    <meta:generator>LibreOffice/5.1.6.2$Linux_X86_64 LibreOffice_project/10m0$Build-2</meta:generator>
    <dc:date>2017-04-28T19:38:46.412780681</dc:date>
    <dc:creator>Nils Rennebarth</dc:creator>
    <meta:editing-duration>PT22M59S</meta:editing-duration>
    <meta:editing-cycles>1</meta:editing-cycles>
    <meta:document-statistic meta:table-count="1" meta:cell-count="278" meta:object-count="0"/>
  </office:meta>
</office:document-meta>
</file>